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gioni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crizione</text:p>
          </table:table-cell>
          <table:table-cell office:value-type="string">
            <text:p>numero abitanti</text:p>
          </table:table-cell>
          <table:table-cell office:value-type="string">
            <text:p>%abitanti sul totale</text:p>
          </table:table-cell>
          <table:table-cell office:value-type="string">
            <text:p>numero comuni</text:p>
          </table:table-cell>
          <table:table-cell office:value-type="string">
            <text:p>numero provin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www.comuni-italiani.it/03/index.html">Lombardia</text:a></text:p>
          </table:table-cell>
          <table:table-cell office:value-type="string">
            <text:p>9.917.714</text:p>
          </table:table-cell>
          <table:table-cell office:value-type="string">
            <text:p>16,4%</text:p>
          </table:table-cell>
          <table:table-cell office:value-type="float" office:value="1.544">
            <text:p>1.54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www.comuni-italiani.it/15/index.html">Campania</text:a></text:p>
          </table:table-cell>
          <table:table-cell office:value-type="string">
            <text:p>5.834.056</text:p>
          </table:table-cell>
          <table:table-cell office:value-type="string">
            <text:p>9,6%</text:p>
          </table:table-cell>
          <table:table-cell office:value-type="float" office:value="551">
            <text:p>55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www.comuni-italiani.it/12/index.html">Lazio</text:a></text:p>
          </table:table-cell>
          <table:table-cell office:value-type="string">
            <text:p>5.728.688</text:p>
          </table:table-cell>
          <table:table-cell office:value-type="string">
            <text:p>9,4%</text:p>
          </table:table-cell>
          <table:table-cell office:value-type="float" office:value="378">
            <text:p>37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www.comuni-italiani.it/19/index.html">Sicilia</text:a></text:p>
          </table:table-cell>
          <table:table-cell office:value-type="string">
            <text:p>5.051.075</text:p>
          </table:table-cell>
          <table:table-cell office:value-type="string">
            <text:p>8,3%</text:p>
          </table:table-cell>
          <table:table-cell office:value-type="float" office:value="390">
            <text:p>3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www.comuni-italiani.it/05/index.html">Veneto</text:a></text:p>
          </table:table-cell>
          <table:table-cell office:value-type="string">
            <text:p>4.937.854</text:p>
          </table:table-cell>
          <table:table-cell office:value-type="string">
            <text:p>8,1%</text:p>
          </table:table-cell>
          <table:table-cell office:value-type="float" office:value="581">
            <text:p>58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www.comuni-italiani.it/01/index.html">Piemonte</text:a></text:p>
          </table:table-cell>
          <table:table-cell office:value-type="string">
            <text:p>4.457.335</text:p>
          </table:table-cell>
          <table:table-cell office:value-type="string">
            <text:p>7,4%</text:p>
          </table:table-cell>
          <table:table-cell office:value-type="float" office:value="1.206">
            <text:p>1.20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www.comuni-italiani.it/08/index.html">Emilia-Romagna</text:a></text:p>
          </table:table-cell>
          <table:table-cell office:value-type="string">
            <text:p>4.432.418</text:p>
          </table:table-cell>
          <table:table-cell office:value-type="string">
            <text:p>7,3%</text:p>
          </table:table-cell>
          <table:table-cell office:value-type="float" office:value="348">
            <text:p>3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www.comuni-italiani.it/16/index.html">Puglia</text:a></text:p>
          </table:table-cell>
          <table:table-cell office:value-type="string">
            <text:p>4.091.259</text:p>
          </table:table-cell>
          <table:table-cell office:value-type="string">
            <text:p>6,7%</text:p>
          </table:table-cell>
          <table:table-cell office:value-type="float" office:value="258">
            <text:p>25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www.comuni-italiani.it/09/index.html">Toscana</text:a></text:p>
          </table:table-cell>
          <table:table-cell office:value-type="string">
            <text:p>3.749.813</text:p>
          </table:table-cell>
          <table:table-cell office:value-type="string">
            <text:p>6,2%</text:p>
          </table:table-cell>
          <table:table-cell office:value-type="float" office:value="287">
            <text:p>28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www.comuni-italiani.it/18/index.html">Calabria</text:a></text:p>
          </table:table-cell>
          <table:table-cell office:value-type="string">
            <text:p>2.011.395</text:p>
          </table:table-cell>
          <table:table-cell office:value-type="string">
            <text:p>3,3%</text:p>
          </table:table-cell>
          <table:table-cell office:value-type="float" office:value="409">
            <text:p>40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www.comuni-italiani.it/20/index.html">Sardegna</text:a></text:p>
          </table:table-cell>
          <table:table-cell office:value-type="string">
            <text:p>1.675.411</text:p>
          </table:table-cell>
          <table:table-cell office:value-type="string">
            <text:p>2,8%</text:p>
          </table:table-cell>
          <table:table-cell office:value-type="float" office:value="377">
            <text:p>37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www.comuni-italiani.it/07/index.html">Liguria</text:a></text:p>
          </table:table-cell>
          <table:table-cell office:value-type="string">
            <text:p>1.616.788</text:p>
          </table:table-cell>
          <table:table-cell office:value-type="string">
            <text:p>2,7%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www.comuni-italiani.it/11/index.html">Marche</text:a></text:p>
          </table:table-cell>
          <table:table-cell office:value-type="string">
            <text:p>1.565.335</text:p>
          </table:table-cell>
          <table:table-cell office:value-type="string">
            <text:p>2,6%</text:p>
          </table:table-cell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www.comuni-italiani.it/13/index.html">Abruzzo</text:a></text:p>
          </table:table-cell>
          <table:table-cell office:value-type="string">
            <text:p>1.342.366</text:p>
          </table:table-cell>
          <table:table-cell office:value-type="string">
            <text:p>2,2%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www.comuni-italiani.it/06/index.html">Friuli-Venezia Giulia</text:a></text:p>
          </table:table-cell>
          <table:table-cell office:value-type="string">
            <text:p>1.235.808</text:p>
          </table:table-cell>
          <table:table-cell office:value-type="string">
            <text:p>2,0%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www.comuni-italiani.it/04/index.html">Trentino-Alto Adige</text:a></text:p>
          </table:table-cell>
          <table:table-cell office:value-type="string">
            <text:p>1.037.114</text:p>
          </table:table-cell>
          <table:table-cell office:value-type="string">
            <text:p>1,7%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www.comuni-italiani.it/10/index.html">Umbria</text:a></text:p>
          </table:table-cell>
          <table:table-cell office:value-type="float" office:value="906.486">
            <text:p>906.486</text:p>
          </table:table-cell>
          <table:table-cell office:value-type="string">
            <text:p>1,5%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www.comuni-italiani.it/17/index.html">Basilicata</text:a></text:p>
          </table:table-cell>
          <table:table-cell office:value-type="float" office:value="587.517">
            <text:p>587.517</text:p>
          </table:table-cell>
          <table:table-cell office:value-type="string">
            <text:p>1,0%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www.comuni-italiani.it/14/index.html">Molise</text:a></text:p>
          </table:table-cell>
          <table:table-cell office:value-type="float" office:value="319.78">
            <text:p>319.78</text:p>
          </table:table-cell>
          <table:table-cell office:value-type="string">
            <text:p>0,5%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www.comuni-italiani.it/02/index.html">Valle d'Aosta</text:a></text:p>
          </table:table-cell>
          <table:table-cell office:value-type="float" office:value="128.23">
            <text:p>128.23</text:p>
          </table:table-cell>
          <table:table-cell office:value-type="string">
            <text:p>0,2%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9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ssandro </meta:initial-creator>
    <meta:creation-date>2012-01-06T19:53:24</meta:creation-date>
    <dc:date>2012-01-06T19:56:01</dc:date>
    <dc:creator>Alessandro </dc:creator>
    <meta:editing-duration>PT2M37S</meta:editing-duration>
    <meta:editing-cycles>1</meta:editing-cycles>
    <meta:document-statistic meta:table-count="3" meta:cell-count="126" meta:object-count="0"/>
    <meta:generator>LibreOffice/3.3$Unix LibreOffice_project/330m19$Build-202</meta:generator>
  </office:meta>
</office:document-meta>
</file>